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37">
      <style:table-cell-properties style:rotation-align="none"/>
    </style:style>
    <style:style style:name="ce9" style:family="table-cell" style:parent-style-name="Default" style:data-style-name="N37"/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37">
      <style:table-cell-properties style:rotation-align="none"/>
    </style:style>
    <style:style style:name="ce15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1" office:value-type="string" calcext:value-type="string">
            <text:p>poids kg</text:p>
          </table:table-cell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mouth</text:p>
          </table:table-cell>
          <table:table-cell table:style-name="ce11" office:value-type="string" calcext:value-type="string">
            <text:p>years</text:p>
          </table:table-cell>
          <table:table-cell table:style-name="ce11" office:value-type="string" calcext:value-type="string">
            <text:p>dmy</text:p>
          </table:table-cell>
          <table:table-cell table:style-name="ce11" office:value-type="string" calcext:value-type="string">
            <text:p>sport</text:p>
          </table:table-cell>
          <table:table-cell office:value-type="string" calcext:value-type="string">
            <text:p>end</text:p>
          </table:table-cell>
          <table:table-cell table:number-columns-repeated="57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21" calcext:value-type="float">
            <text:p>2021</text:p>
          </table:table-cell>
          <table:table-cell table:style-name="ce14" office:value-type="date" office:date-value="2021-02-28" calcext:value-type="date">
            <text:p>28/02/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2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1" calcext:value-type="date">
            <text:p>01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1.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2" calcext:value-type="date">
            <text:p>02/03/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1.4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3" calcext:value-type="date">
            <text:p>03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1.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4" calcext:value-type="date">
            <text:p>04/03/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0.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5" calcext:value-type="date">
            <text:p>05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0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6" calcext:value-type="date">
            <text:p>06/03/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0.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7" calcext:value-type="date">
            <text:p>07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8" calcext:value-type="date">
            <text:p>08/03/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1.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09" calcext:value-type="date">
            <text:p>09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0.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10" calcext:value-type="date">
            <text:p>10/03/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10.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11" calcext:value-type="date">
            <text:p>11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12" calcext:value-type="date">
            <text:p>12/03/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09.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13" calcext:value-type="date">
            <text:p>13/03/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109.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3-14" calcext:value-type="date">
            <text:p>14/03/2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15" calcext:value-type="date">
            <text:p>15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16" calcext:value-type="date">
            <text:p>16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17" calcext:value-type="date">
            <text:p>17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18" calcext:value-type="date">
            <text:p>18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19" calcext:value-type="date">
            <text:p>19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0" calcext:value-type="date">
            <text:p>20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1" calcext:value-type="date">
            <text:p>21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2" calcext:value-type="date">
            <text:p>22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3" calcext:value-type="date">
            <text:p>23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4" calcext:value-type="date">
            <text:p>24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10.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5" calcext:value-type="date">
            <text:p>25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6" calcext:value-type="date">
            <text:p>26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7" calcext:value-type="date">
            <text:p>27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8" calcext:value-type="date">
            <text:p>28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29" calcext:value-type="date">
            <text:p>29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30" calcext:value-type="date">
            <text:p>30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3-31" calcext:value-type="date">
            <text:p>31/03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1" calcext:value-type="date">
            <text:p>01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8</text:p>
          </table:table-cell>
          <table:table-cell table:style-name="ce12" table:formula="of:=1+[.B34]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2" calcext:value-type="date">
            <text:p>02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7.9</text:p>
          </table:table-cell>
          <table:table-cell table:style-name="ce12" table:formula="of:=1+[.B35]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3" calcext:value-type="date">
            <text:p>03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5</text:p>
          </table:table-cell>
          <table:table-cell table:style-name="ce12" table:formula="of:=1+[.B36]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4" calcext:value-type="date">
            <text:p>04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12" table:formula="of:=1+[.B37]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5" calcext:value-type="date">
            <text:p>05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9</text:p>
          </table:table-cell>
          <table:table-cell table:style-name="ce12" table:formula="of:=1+[.B38]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6" calcext:value-type="date">
            <text:p>06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3</text:p>
          </table:table-cell>
          <table:table-cell table:style-name="ce12" table:formula="of:=1+[.B39]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7" calcext:value-type="date">
            <text:p>07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12" table:formula="of:=1+[.B40]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8" calcext:value-type="date">
            <text:p>08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5</text:p>
          </table:table-cell>
          <table:table-cell table:style-name="ce12" table:formula="of:=1+[.B41]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09" calcext:value-type="date">
            <text:p>09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6</text:p>
          </table:table-cell>
          <table:table-cell table:style-name="ce12" table:formula="of:=1+[.B42]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0" calcext:value-type="date">
            <text:p>10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9</text:p>
          </table:table-cell>
          <table:table-cell table:style-name="ce12" table:formula="of:=1+[.B43]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1" calcext:value-type="date">
            <text:p>11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3</text:p>
          </table:table-cell>
          <table:table-cell table:style-name="ce12" table:formula="of:=1+[.B44]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2" calcext:value-type="date">
            <text:p>12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9</text:p>
          </table:table-cell>
          <table:table-cell table:style-name="ce12" table:formula="of:=1+[.B45]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3" calcext:value-type="date">
            <text:p>13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12" table:formula="of:=1+[.B46]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4" calcext:value-type="date">
            <text:p>14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7.9</text:p>
          </table:table-cell>
          <table:table-cell table:style-name="ce12" table:formula="of:=1+[.B47]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15" calcext:value-type="date">
            <text:p>15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8.4</text:p>
          </table:table-cell>
          <table:table-cell table:style-name="ce12" table:formula="of:=1+[.B48]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16" calcext:value-type="date">
            <text:p>16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7.6</text:p>
          </table:table-cell>
          <table:table-cell table:style-name="ce12" table:formula="of:=1+[.B49]" office:value-type="float" office:value="17" calcext:value-type="float">
            <text:p>1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17" calcext:value-type="date">
            <text:p>17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9.2</text:p>
          </table:table-cell>
          <table:table-cell table:style-name="ce12" table:formula="of:=1+[.B50]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18" calcext:value-type="date">
            <text:p>18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12" table:formula="of:=1+[.B51]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19" calcext:value-type="date">
            <text:p>19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7.7</text:p>
          </table:table-cell>
          <table:table-cell table:style-name="ce12" table:formula="of:=1+[.B52]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20" calcext:value-type="date">
            <text:p>20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12" table:formula="of:=1+[.B53]" office:value-type="float" office:value="21" calcext:value-type="float">
            <text:p>2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21" calcext:value-type="date">
            <text:p>21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12" table:formula="of:=1+[.B54]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22" calcext:value-type="date">
            <text:p>22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style-name="ce12" table:formula="of:=1+[.B55]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4-23" calcext:value-type="date">
            <text:p>23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4</text:p>
          </table:table-cell>
          <table:table-cell table:style-name="ce12" table:formula="of:=1+[.B56]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4" calcext:value-type="date">
            <text:p>24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4</text:p>
          </table:table-cell>
          <table:table-cell table:style-name="ce12" table:formula="of:=1+[.B57]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5" calcext:value-type="date">
            <text:p>25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4</text:p>
          </table:table-cell>
          <table:table-cell table:style-name="ce12" table:formula="of:=1+[.B58]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6" calcext:value-type="date">
            <text:p>26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6</text:p>
          </table:table-cell>
          <table:table-cell table:style-name="ce12" table:formula="of:=1+[.B59]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7" calcext:value-type="date">
            <text:p>27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3</text:p>
          </table:table-cell>
          <table:table-cell table:style-name="ce12" table:formula="of:=1+[.B60]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8" calcext:value-type="date">
            <text:p>28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5</text:p>
          </table:table-cell>
          <table:table-cell table:style-name="ce12" table:formula="of:=1+[.B61]" office:value-type="float" office:value="29" calcext:value-type="float">
            <text:p>29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29" calcext:value-type="date">
            <text:p>29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2</text:p>
          </table:table-cell>
          <table:table-cell table:style-name="ce12" table:formula="of:=1+[.B62]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4-30" calcext:value-type="date">
            <text:p>30/04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1" calcext:value-type="date">
            <text:p>01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5</text:p>
          </table:table-cell>
          <table:table-cell table:style-name="ce12" table:formula="of:=1+[.B64]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2" calcext:value-type="date">
            <text:p>02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7.1</text:p>
          </table:table-cell>
          <table:table-cell table:style-name="ce12" table:formula="of:=1+[.B65]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3" calcext:value-type="date">
            <text:p>03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5</text:p>
          </table:table-cell>
          <table:table-cell table:style-name="ce12" table:formula="of:=1+[.B66]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4" calcext:value-type="date">
            <text:p>04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2</text:p>
          </table:table-cell>
          <table:table-cell table:style-name="ce12" table:formula="of:=1+[.B67]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5" calcext:value-type="date">
            <text:p>05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8</text:p>
          </table:table-cell>
          <table:table-cell table:style-name="ce12" table:formula="of:=1+[.B68]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6" calcext:value-type="date">
            <text:p>06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7</text:p>
          </table:table-cell>
          <table:table-cell table:style-name="ce12" table:formula="of:=1+[.B69]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7" calcext:value-type="date">
            <text:p>07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2</text:p>
          </table:table-cell>
          <table:table-cell table:style-name="ce12" table:formula="of:=1+[.B70]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08" calcext:value-type="date">
            <text:p>08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9</text:p>
          </table:table-cell>
          <table:table-cell table:style-name="ce12" table:formula="of:=1+[.B71]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09" calcext:value-type="date">
            <text:p>09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7</text:p>
          </table:table-cell>
          <table:table-cell table:style-name="ce12" table:formula="of:=1+[.B72]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0" calcext:value-type="date">
            <text:p>10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5</text:p>
          </table:table-cell>
          <table:table-cell table:style-name="ce12" table:formula="of:=1+[.B73]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1" calcext:value-type="date">
            <text:p>11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8</text:p>
          </table:table-cell>
          <table:table-cell table:style-name="ce12" table:formula="of:=1+[.B74]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2" calcext:value-type="date">
            <text:p>12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2" office:value-type="float" office:value="107" calcext:value-type="float">
            <text:p>107</text:p>
          </table:table-cell>
          <table:table-cell table:style-name="ce12" table:formula="of:=1+[.B75]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3" calcext:value-type="date">
            <text:p>13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8</text:p>
          </table:table-cell>
          <table:table-cell table:style-name="ce12" table:formula="of:=1+[.B76]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4" calcext:value-type="date">
            <text:p>14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1</text:p>
          </table:table-cell>
          <table:table-cell table:style-name="ce12" table:formula="of:=1+[.B77]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5" calcext:value-type="date">
            <text:p>15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8</text:p>
          </table:table-cell>
          <table:table-cell table:style-name="ce12" table:formula="of:=1+[.B78]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16" calcext:value-type="date">
            <text:p>16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4</text:p>
          </table:table-cell>
          <table:table-cell table:style-name="ce12" table:formula="of:=1+[.B79]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17" calcext:value-type="date">
            <text:p>17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1</text:p>
          </table:table-cell>
          <table:table-cell table:style-name="ce12" table:formula="of:=1+[.B80]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18" calcext:value-type="date">
            <text:p>18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6.1</text:p>
          </table:table-cell>
          <table:table-cell table:style-name="ce12" table:formula="of:=1+[.B81]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19" calcext:value-type="date">
            <text:p>19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9</text:p>
          </table:table-cell>
          <table:table-cell table:style-name="ce12" table:formula="of:=1+[.B82]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0" calcext:value-type="date">
            <text:p>20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6</text:p>
          </table:table-cell>
          <table:table-cell table:style-name="ce12" table:formula="of:=1+[.B83]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1" calcext:value-type="date">
            <text:p>21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4</text:p>
          </table:table-cell>
          <table:table-cell table:style-name="ce12" table:formula="of:=1+[.B84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2" calcext:value-type="date">
            <text:p>22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3</text:p>
          </table:table-cell>
          <table:table-cell table:style-name="ce12" table:formula="of:=1+[.B85]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3" calcext:value-type="date">
            <text:p>23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2</text:p>
          </table:table-cell>
          <table:table-cell table:style-name="ce12" table:formula="of:=1+[.B86]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4" calcext:value-type="date">
            <text:p>24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6</text:p>
          </table:table-cell>
          <table:table-cell table:style-name="ce12" table:formula="of:=1+[.B87]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5" calcext:value-type="date">
            <text:p>25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7</text:p>
          </table:table-cell>
          <table:table-cell table:style-name="ce12" table:formula="of:=1+[.B88]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6" calcext:value-type="date">
            <text:p>26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5.1</text:p>
          </table:table-cell>
          <table:table-cell table:style-name="ce12" table:formula="of:=1+[.B89]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7" calcext:value-type="date">
            <text:p>27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4.9</text:p>
          </table:table-cell>
          <table:table-cell table:style-name="ce12" table:formula="of:=1+[.B90]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8" calcext:value-type="date">
            <text:p>28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4.5</text:p>
          </table:table-cell>
          <table:table-cell table:style-name="ce12" table:formula="of:=1+[.B91]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29" calcext:value-type="date">
            <text:p>29/05/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4.7</text:p>
          </table:table-cell>
          <table:table-cell table:style-name="ce12" table:formula="of:=1+[.B92]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5-30" calcext:value-type="date">
            <text:p>30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4.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5-31" calcext:value-type="date">
            <text:p>31/05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103.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1" office:value-type="float" office:value="2021" calcext:value-type="float">
            <text:p>2021</text:p>
          </table:table-cell>
          <table:table-cell table:style-name="ce15" office:value-type="date" office:date-value="2021-06-01" calcext:value-type="date">
            <text:p>01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2" calcext:value-type="date">
            <text:p>02/06/2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3" calcext:value-type="date">
            <text:p>03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9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4" calcext:value-type="date">
            <text:p>04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7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5" calcext:value-type="date">
            <text:p>05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6" calcext:value-type="date">
            <text:p>06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7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7" calcext:value-type="date">
            <text:p>07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9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8" calcext:value-type="date">
            <text:p>08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09" calcext:value-type="date">
            <text:p>09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4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10" calcext:value-type="date">
            <text:p>10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3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11" calcext:value-type="date">
            <text:p>11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2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12" calcext:value-type="date">
            <text:p>12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3.3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13" calcext:value-type="date">
            <text:p>13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2.5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21" calcext:value-type="float">
            <text:p>2021</text:p>
          </table:table-cell>
          <table:table-cell table:style-name="ce15" office:value-type="date" office:date-value="2021-06-14" calcext:value-type="date">
            <text:p>14/06/21</text:p>
          </table:table-cell>
          <table:table-cell table:formula="of:=0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0:17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1:31:55.302000000</meta:creation-date>
    <dc:language>fr-FR</dc:language>
    <meta:editing-cycles>17</meta:editing-cycles>
    <meta:editing-duration>PT10H9M50S</meta:editing-duration>
    <meta:generator>LibreOffice/7.1.2.2$Windows_X86_64 LibreOffice_project/8a45595d069ef5570103caea1b71cc9d82b2aae4</meta:generator>
    <dc:date>2021-06-14T09:19:15.049000000</dc:date>
    <meta:document-statistic meta:table-count="1" meta:cell-count="753" meta:object-count="0"/>
    <meta:user-defined meta:name="AppVersion">15.0000</meta:user-defined>
  </office:meta>
</office:document-meta>
</file>